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091in"/>
    </style:style>
    <style:style style:name="co2" style:family="table-column">
      <style:table-column-properties fo:break-before="auto" style:column-width="1.8335in"/>
    </style:style>
    <style:style style:name="co3" style:family="table-column">
      <style:table-column-properties fo:break-before="auto" style:column-width="2.0161in"/>
    </style:style>
    <style:style style:name="co4" style:family="table-column">
      <style:table-column-properties fo:break-before="auto" style:column-width="1.543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2"/>
    <style:style style:name="ce2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Tensao</text:p>
          </table:table-cell>
          <table:table-cell office:value-type="string" calcext:value-type="string">
            <text:p>Incerteza tensao</text:p>
          </table:table-cell>
          <table:table-cell office:value-type="string" calcext:value-type="string">
            <text:p>Corrente</text:p>
          </table:table-cell>
          <table:table-cell table:style-name="Default" office:value-type="string" calcext:value-type="string">
            <text:p>Incerteza corrente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00000116" calcext:value-type="float">
            <text:p>1.16E-06</text:p>
          </table:table-cell>
          <table:table-cell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0.1" calcext:value-type="float">
            <text:p>0.1</text:p>
          </table:table-cell>
          <table:table-cell office:value-type="float" office:value="0.00006815" calcext:value-type="float">
            <text:p>6.82E-05</text:p>
          </table:table-cell>
          <table:table-cell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0.1" calcext:value-type="float">
            <text:p>0.1</text:p>
          </table:table-cell>
          <table:table-cell office:value-type="float" office:value="0.000207" calcext:value-type="float">
            <text:p>2.07E-04</text:p>
          </table:table-cell>
          <table:table-cell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" calcext:value-type="float">
            <text:p>0.1</text:p>
          </table:table-cell>
          <table:table-cell office:value-type="float" office:value="0.00035" calcext:value-type="float">
            <text:p>3.50E-04</text:p>
          </table:table-cell>
          <table:table-cell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" calcext:value-type="float">
            <text:p>0.1</text:p>
          </table:table-cell>
          <table:table-cell office:value-type="float" office:value="0.000467" calcext:value-type="float">
            <text:p>4.67E-04</text:p>
          </table:table-cell>
          <table:table-cell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0.1" calcext:value-type="float">
            <text:p>0.1</text:p>
          </table:table-cell>
          <table:table-cell office:value-type="float" office:value="0.000536" calcext:value-type="float">
            <text:p>5.36E-04</text:p>
          </table:table-cell>
          <table:table-cell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60.2" calcext:value-type="float">
            <text:p>60.2</text:p>
          </table:table-cell>
          <table:table-cell office:value-type="float" office:value="0.1" calcext:value-type="float">
            <text:p>0.1</text:p>
          </table:table-cell>
          <table:table-cell office:value-type="float" office:value="0.000569" calcext:value-type="float">
            <text:p>5.69E-04</text:p>
          </table:table-cell>
          <table:table-cell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70.2" calcext:value-type="float">
            <text:p>70.2</text:p>
          </table:table-cell>
          <table:table-cell office:value-type="float" office:value="0.1" calcext:value-type="float">
            <text:p>0.1</text:p>
          </table:table-cell>
          <table:table-cell office:value-type="float" office:value="0.000586" calcext:value-type="float">
            <text:p>5.86E-04</text:p>
          </table:table-cell>
          <table:table-cell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80.4" calcext:value-type="float">
            <text:p>80.4</text:p>
          </table:table-cell>
          <table:table-cell office:value-type="float" office:value="0.1" calcext:value-type="float">
            <text:p>0.1</text:p>
          </table:table-cell>
          <table:table-cell office:value-type="float" office:value="0.000595" calcext:value-type="float">
            <text:p>5.95E-04</text:p>
          </table:table-cell>
          <table:table-cell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90.3" calcext:value-type="float">
            <text:p>90.3</text:p>
          </table:table-cell>
          <table:table-cell office:value-type="float" office:value="0.1" calcext:value-type="float">
            <text:p>0.1</text:p>
          </table:table-cell>
          <table:table-cell office:value-type="float" office:value="0.000603" calcext:value-type="float">
            <text:p>6.03E-04</text:p>
          </table:table-cell>
          <table:table-cell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100.4" calcext:value-type="float">
            <text:p>100.4</text:p>
          </table:table-cell>
          <table:table-cell office:value-type="float" office:value="0.1" calcext:value-type="float">
            <text:p>0.1</text:p>
          </table:table-cell>
          <table:table-cell office:value-type="float" office:value="0.000609" calcext:value-type="float">
            <text:p>6.09E-04</text:p>
          </table:table-cell>
          <table:table-cell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" calcext:value-type="float">
            <text:p>0.1</text:p>
          </table:table-cell>
          <table:table-cell office:value-type="float" office:value="0.000613" calcext:value-type="float">
            <text:p>6.13E-04</text:p>
          </table:table-cell>
          <table:table-cell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1" calcext:value-type="float">
            <text:p>0.1</text:p>
          </table:table-cell>
          <table:table-cell office:value-type="float" office:value="0.000618" calcext:value-type="float">
            <text:p>6.18E-04</text:p>
          </table:table-cell>
          <table:table-cell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1" calcext:value-type="float">
            <text:p>0.1</text:p>
          </table:table-cell>
          <table:table-cell office:value-type="float" office:value="0.000622" calcext:value-type="float">
            <text:p>6.22E-04</text:p>
          </table:table-cell>
          <table:table-cell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140.2" calcext:value-type="float">
            <text:p>140.2</text:p>
          </table:table-cell>
          <table:table-cell office:value-type="float" office:value="0.1" calcext:value-type="float">
            <text:p>0.1</text:p>
          </table:table-cell>
          <table:table-cell office:value-type="float" office:value="0.000625" calcext:value-type="float">
            <text:p>6.25E-04</text:p>
          </table:table-cell>
          <table:table-cell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0.000627" calcext:value-type="float">
            <text:p>6.27E-04</text:p>
          </table:table-cell>
          <table:table-cell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160.5" calcext:value-type="float">
            <text:p>160.5</text:p>
          </table:table-cell>
          <table:table-cell office:value-type="float" office:value="0.1" calcext:value-type="float">
            <text:p>0.1</text:p>
          </table:table-cell>
          <table:table-cell office:value-type="float" office:value="0.00063" calcext:value-type="float">
            <text:p>6.30E-04</text:p>
          </table:table-cell>
          <table:table-cell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170.5" calcext:value-type="float">
            <text:p>170.5</text:p>
          </table:table-cell>
          <table:table-cell office:value-type="float" office:value="0.1" calcext:value-type="float">
            <text:p>0.1</text:p>
          </table:table-cell>
          <table:table-cell office:value-type="float" office:value="0.000632" calcext:value-type="float">
            <text:p>6.32E-04</text:p>
          </table:table-cell>
          <table:table-cell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180.6" calcext:value-type="float">
            <text:p>180.6</text:p>
          </table:table-cell>
          <table:table-cell office:value-type="float" office:value="0.1" calcext:value-type="float">
            <text:p>0.1</text:p>
          </table:table-cell>
          <table:table-cell office:value-type="float" office:value="0.000635" calcext:value-type="float">
            <text:p>6.35E-04</text:p>
          </table:table-cell>
          <table:table-cell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190.3" calcext:value-type="float">
            <text:p>190.3</text:p>
          </table:table-cell>
          <table:table-cell office:value-type="float" office:value="0.1" calcext:value-type="float">
            <text:p>0.1</text:p>
          </table:table-cell>
          <table:table-cell office:value-type="float" office:value="0.000636" calcext:value-type="float">
            <text:p>6.36E-04</text:p>
          </table:table-cell>
          <table:table-cell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.000637" calcext:value-type="float">
            <text:p>6.37E-04</text:p>
          </table:table-cell>
          <table:table-cell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250.3" calcext:value-type="float">
            <text:p>250.3</text:p>
          </table:table-cell>
          <table:table-cell office:value-type="float" office:value="0.1" calcext:value-type="float">
            <text:p>0.1</text:p>
          </table:table-cell>
          <table:table-cell office:value-type="float" office:value="0.000646" calcext:value-type="float">
            <text:p>6.46E-04</text:p>
          </table:table-cell>
          <table:table-cell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300.7" calcext:value-type="float">
            <text:p>300.7</text:p>
          </table:table-cell>
          <table:table-cell office:value-type="float" office:value="0.1" calcext:value-type="float">
            <text:p>0.1</text:p>
          </table:table-cell>
          <table:table-cell office:value-type="float" office:value="0.000652" calcext:value-type="float">
            <text:p>6.52E-04</text:p>
          </table:table-cell>
          <table:table-cell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1" calcext:value-type="float">
            <text:p>0.1</text:p>
          </table:table-cell>
          <table:table-cell office:value-type="float" office:value="0.000658" calcext:value-type="float">
            <text:p>6.58E-04</text:p>
          </table:table-cell>
          <table:table-cell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400.1" calcext:value-type="float">
            <text:p>400.1</text:p>
          </table:table-cell>
          <table:table-cell office:value-type="float" office:value="0.1" calcext:value-type="float">
            <text:p>0.1</text:p>
          </table:table-cell>
          <table:table-cell office:value-type="float" office:value="0.000663" calcext:value-type="float">
            <text:p>6.63E-04</text:p>
          </table:table-cell>
          <table:table-cell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450.6" calcext:value-type="float">
            <text:p>450.6</text:p>
          </table:table-cell>
          <table:table-cell office:value-type="float" office:value="0.1" calcext:value-type="float">
            <text:p>0.1</text:p>
          </table:table-cell>
          <table:table-cell office:value-type="float" office:value="0.000668" calcext:value-type="float">
            <text:p>6.68E-04</text:p>
          </table:table-cell>
          <table:table-cell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500.3" calcext:value-type="float">
            <text:p>500.3</text:p>
          </table:table-cell>
          <table:table-cell office:value-type="float" office:value="0.1" calcext:value-type="float">
            <text:p>0.1</text:p>
          </table:table-cell>
          <table:table-cell office:value-type="float" office:value="0.000672" calcext:value-type="float">
            <text:p>6.72E-04</text:p>
          </table:table-cell>
          <table:table-cell office:value-type="float" office:value="0.0000001" calcext:value-type="float">
            <text:p>1.00E-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9" number:min-decimal-places="9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3">00/00/0000</text:date>, <text:time style:data-style-name="N2" text:time-value="09:53:35.8309614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6T15:40:16.911145648</meta:creation-date>
    <dc:date>2025-11-13T10:16:48.908371785</dc:date>
    <meta:editing-duration>PT1H7M40S</meta:editing-duration>
    <meta:editing-cycles>31</meta:editing-cycles>
    <meta:generator>LibreOffice/25.2.3.2$Linux_X86_64 LibreOffice_project/520$Build-2</meta:generator>
    <meta:document-statistic meta:table-count="1" meta:cell-count="112" meta:object-count="0"/>
  </office:meta>
</office:document-meta>
</file>